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7.539cm" style:rel-column-width="4274*"/>
    </style:style>
    <style:style style:name="Tabla1.C" style:family="table-column">
      <style:table-column-properties style:column-width="3.796cm" style:rel-column-width="2152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Source Sans Pro" fo:font-size="16pt" fo:font-weight="bold" officeooo:rsid="001e49ac" officeooo:paragraph-rsid="001e49a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ource Sans Pro" fo:font-size="12pt" fo:font-weight="bold" officeooo:rsid="001e49ac" officeooo:paragraph-rsid="001e49ac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Source Sans Pro" fo:font-size="12pt" fo:font-weight="bold" officeooo:rsid="001e49ac" officeooo:paragraph-rsid="001e49ac" style:font-size-asian="10.5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Source Sans Pro" fo:font-size="12pt" officeooo:rsid="001e49ac" officeooo:paragraph-rsid="001e49ac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2a6099" loext:opacity="100%" style:font-name="Source Sans Pro" fo:font-size="12pt" fo:font-weight="bold" officeooo:rsid="001e49ac" officeooo:paragraph-rsid="001e49ac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N DE PROBAS UNITARIAS</text:p>
      <text:p text:style-name="P1"><text:span text:style-name="T1"/></text:p>
      <text:p text:style-name="P2"><text:span text:style-name="T1">Para poñer a proba a páxina web realizaranse unhas cantas probas para comprobar o correcto funcionamento de cada un dos aspectos da web.<text:line-break/>Nas seguintes táboa poderán verse as probas e resultados feitos para cada un destes:</text:span></text:p>
      <text:p text:style-name="P2"><text:span text:style-name="T1"/></text:p>
      <text:p text:style-name="P3">PROBAS DE INTERFACE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">QUE SE PROBA</text:p>
          </table:table-cell>
          <table:table-cell table:style-name="Tabla1.A1" office:value-type="string">
            <text:p text:style-name="P5">ACCIÓNS E VALORES</text:p>
          </table:table-cell>
          <table:table-cell table:style-name="Tabla1.C1" office:value-type="string">
            <text:p text:style-name="P5">CUMPRE OS REQUISITOS?</text:p>
          </table:table-cell>
        </table:table-row>
        <table:table-row>
          <table:table-cell table:style-name="Tabla1.A2" office:value-type="string">
            <text:p text:style-name="P4">Adaptación a distintas pantallas</text:p>
          </table:table-cell>
          <table:table-cell table:style-name="Tabla1.A2" office:value-type="string">
            <text:p text:style-name="P4">Agrandar e encoller a pantalla no seu ancho e alto</text:p>
          </table:table-cell>
          <table:table-cell table:style-name="Tabla1.C2" office:value-type="string">
            <text:p text:style-name="P4">Si</text:p>
          </table:table-cell>
        </table:table-row>
        <table:table-row>
          <table:table-cell table:style-name="Tabla1.A2" office:value-type="string">
            <text:p text:style-name="P4">Funcional usando pantalla táctil</text:p>
          </table:table-cell>
          <table:table-cell table:style-name="Tabla1.A2" office:value-type="string">
            <text:p text:style-name="P4">Abrir e pechar despregables, deslizar a páxina e cambiar entre menús</text:p>
          </table:table-cell>
          <table:table-cell table:style-name="Tabla1.C2" office:value-type="string">
            <text:p text:style-name="P4">Si</text:p>
          </table:table-cell>
        </table:table-row>
        <table:table-row>
          <table:table-cell table:style-name="Tabla1.A2" office:value-type="string">
            <text:p text:style-name="P4"/>
          </table:table-cell>
          <table:table-cell table:style-name="Tabla1.A2" office:value-type="string">
            <text:p text:style-name="P4"/>
          </table:table-cell>
          <table:table-cell table:style-name="Tabla1.C2" office:value-type="string">
            <text:p text:style-name="P4"/>
          </table:table-cell>
        </table:table-row>
      </table:table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9T11:41:12.698000000</meta:creation-date>
    <dc:date>2023-05-19T12:15:03.949000000</dc:date>
    <meta:editing-duration>PT33M51S</meta:editing-duration>
    <meta:editing-cycles>1</meta:editing-cycles>
    <meta:document-statistic meta:table-count="1" meta:image-count="0" meta:object-count="0" meta:page-count="1" meta:paragraph-count="12" meta:word-count="84" meta:character-count="500" meta:non-whitespace-character-count="428"/>
    <meta:generator>LibreOffice/7.5.0.3$Windows_X86_64 LibreOffice_project/c21113d003cd3efa8c53188764377a8272d9d6de</meta:generator>
  </office:meta>
</office:document-meta>
</file>